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3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7.7cm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7.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35cm" fo:min-width="7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5cm" fo:min-width="7.3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3.15cm" fo:min-width="7.9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2.35cm" fo:min-width="7.5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2.75cm" fo:min-width="6.9cm"/>
    </style:style>
    <style:style style:name="gr9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95cm" fo:min-width="3.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95cm" fo:min-width="4.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4.5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cm" fo:min-width="0.1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0.2cm" svg:height="2.6cm" svg:x="28.8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2.8cm" svg:x="3.2cm" svg:y="2.4cm">
          <text:p text:style-name="P1">EXTRACT REAL-TIME</text:p>
          <text:p text:style-name="P1">TWEETS USING TWEEPY</text:p>
          <text:p text:style-name="P1">BY HANDLE 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cm" svg:height="3.4cm" svg:x="3.2cm" svg:y="6cm">
          <text:p text:style-name="P1">PREPROCESSING:</text:p>
          <text:p text:style-name="P1">TOKENIZATION</text:p>
          <text:p text:style-name="P1">TRUE-CAS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cm" svg:height="2.6cm" svg:x="3.4cm" svg:y="10.2cm">
          <text:p text:style-name="P1">REMOVAL OF SYMBOLS</text:p>
          <text:p text:style-name="P1">@,#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8cm" svg:height="2.4cm" svg:x="3.4cm" svg:y="14cm">
          <text:p text:style-name="P1">CHECK FOR LENGTH:</text:p>
          <text:p text:style-name="P1">IF NO OF WORDS&lt; 4:</text:p>
          <text:p text:style-name="P1">DISCAR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4cm" svg:height="3.4cm" svg:x="15.2cm" svg:y="13.4cm">
          <text:p text:style-name="P1">CHECK FOR POS TAGS: </text:p>
          <text:p text:style-name="P1">IF AT LEAST ONE NOUN </text:p>
          <text:p text:style-name="P1">OR VERB NOT AVAILABLE:</text:p>
          <text:p text:style-name="P1">DISCAR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cm" svg:height="2.6cm" svg:x="15.2cm" svg:y="8.8cm">
          <text:p text:style-name="P1">LOAD MNB PICKLE FIL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4cm" svg:height="3cm" svg:x="13.8cm" svg:y="4.2cm">
          <text:p text:style-name="P1">CLASSIFY EACH TWEET</text:p>
          <text:p text:style-name="P1">AND SAVE IN OUTPUT</text:p>
          <text:p text:style-name="P1">FILE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7.2cm" svg:y1="5.2cm" svg:x2="7.2cm" svg:y2="6cm">
          <text:p/>
        </draw:line>
        <draw:line draw:style-name="gr9" draw:text-style-name="P4" draw:layer="layout" svg:x1="7.4cm" svg:y1="9.4cm" svg:x2="7.4cm" svg:y2="10.2cm">
          <text:p/>
        </draw:line>
        <draw:line draw:style-name="gr9" draw:text-style-name="P4" draw:layer="layout" svg:x1="7.4cm" svg:y1="12.8cm" svg:x2="7.4cm" svg:y2="14cm">
          <text:p/>
        </draw:line>
        <draw:line draw:style-name="gr9" draw:text-style-name="P4" draw:layer="layout" svg:x1="11.2cm" svg:y1="14.8cm" svg:x2="15.2cm" svg:y2="15cm">
          <text:p/>
        </draw:line>
        <draw:line draw:style-name="gr9" draw:text-style-name="P4" draw:layer="layout" svg:x1="18.8cm" svg:y1="13.4cm" svg:x2="18.8cm" svg:y2="11.6cm">
          <text:p/>
        </draw:line>
        <draw:line draw:style-name="gr9" draw:text-style-name="P4" draw:layer="layout" svg:x1="18.8cm" svg:y1="8.8cm" svg:x2="18.8cm" svg:y2="7.4cm">
          <text:p/>
        </draw:line>
        <draw:custom-shape draw:style-name="gr10" draw:text-style-name="P2" draw:layer="layout" svg:width="3.8cm" svg:height="1.2cm" svg:x="22cm" svg:y="2.2cm">
          <text:p text:style-name="P1">BUSINES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cm" svg:height="1.2cm" svg:x="22cm" svg:y="4.4cm">
          <text:p text:style-name="P1">ENTERTAINMEN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cm" svg:height="1.4cm" svg:x="22cm" svg:y="6.4cm">
          <text:p text:style-name="P1">POLITIC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9.8cm" svg:y1="4.2cm" svg:x2="22cm" svg:y2="3cm">
          <text:p/>
        </draw:line>
        <draw:custom-shape draw:style-name="gr13" draw:text-style-name="P3" draw:layer="layout" svg:width="0.6cm" svg:height="0.001cm" svg:x="21.4cm" svg:y="5.2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2cm" svg:y1="5.2cm" svg:x2="22cm" svg:y2="5.201cm">
          <text:p/>
        </draw:line>
        <draw:line draw:style-name="gr9" draw:text-style-name="P4" draw:layer="layout" svg:x1="21.2cm" svg:y1="6.6cm" svg:x2="22cm" svg:y2="7.2cm">
          <text:p/>
        </draw:line>
        <presentation:notes draw:style-name="dp2">
          <draw:page-thumbnail draw:style-name="gr14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8:00:41.935168859</meta:creation-date>
    <dc:date>2018-05-10T18:11:09.760546526</dc:date>
    <meta:editing-duration>PT7S</meta:editing-duration>
    <meta:editing-cycles>1</meta:editing-cycles>
    <meta:document-statistic meta:object-count="44"/>
    <meta:generator>LibreOffice/5.1.6.2$Linux_x86 LibreOffice_project/10m0$Build-2</meta:generator>
  </office:meta>
</office:document-meta>
</file>